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2"/>
    <style:style style:name="ce3" style:family="table-cell" style:parent-style-name="Default" style:data-style-name="N11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Finite difference verification of gradient of total pressure rise</text:p>
          </table:table-cell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float" office:value="-3.26482" calcext:value-type="float">
            <text:p>-3.26E+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var</text:p>
          </table:table-cell>
          <table:table-cell table:style-name="Default" office:value-type="string" calcext:value-type="string">
            <text:p>df/d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turbed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f</text:p>
          </table:table-cell>
          <table:table-cell table:style-name="Default" office:value-type="string" calcext:value-type="string">
            <text:p>df/d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8362" calcext:value-type="float">
            <text:p>0.78</text:p>
          </table:table-cell>
          <table:table-cell office:value-type="float" office:value="-200" calcext:value-type="float">
            <text:p>-200</text:p>
          </table:table-cell>
          <table:table-cell office:value-type="float" office:value="-201" calcext:value-type="float">
            <text:p>-201</text:p>
          </table:table-cell>
          <table:table-cell office:value-type="float" office:value="-3.251" calcext:value-type="float">
            <text:p>-3.251</text:p>
          </table:table-cell>
          <table:table-cell table:formula="of:=[.D6]-[.C6]" office:value-type="float" office:value="-1" calcext:value-type="float">
            <text:p>-1</text:p>
          </table:table-cell>
          <table:table-cell table:formula="of:=[.E6]-[.B$3]" office:value-type="float" office:value="0.0138199999999999" calcext:value-type="float">
            <text:p>0.01382</text:p>
          </table:table-cell>
          <table:table-cell table:formula="of:=[.G6]/[.F6]*1000" office:value-type="float" office:value="-13.8199999999999" calcext:value-type="float">
            <text:p>-13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5883" calcext:value-type="float">
            <text:p>4.1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-3.26" calcext:value-type="float">
            <text:p>-3.260</text:p>
          </table:table-cell>
          <table:table-cell table:formula="of:=[.D7]-[.C7]" office:value-type="float" office:value="1" calcext:value-type="float">
            <text:p>1</text:p>
          </table:table-cell>
          <table:table-cell table:formula="of:=[.E7]-[.B$3]" office:value-type="float" office:value="0.00482000000000005" calcext:value-type="float">
            <text:p>0.00482</text:p>
          </table:table-cell>
          <table:table-cell table:formula="of:=[.G7]/[.F7]*1000" office:value-type="float" office:value="4.82000000000005" calcext:value-type="float">
            <text:p>4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2424" calcext:value-type="float">
            <text:p>0.43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-3.262" calcext:value-type="float">
            <text:p>-3.262</text:p>
          </table:table-cell>
          <table:table-cell table:formula="of:=[.D8]-[.C8]" office:value-type="float" office:value="1" calcext:value-type="float">
            <text:p>1</text:p>
          </table:table-cell>
          <table:table-cell table:formula="of:=[.E8]-[.B$3]" office:value-type="float" office:value="0.00281999999999982" calcext:value-type="float">
            <text:p>0.00282</text:p>
          </table:table-cell>
          <table:table-cell table:formula="of:=[.G8]/[.F8]*1000" office:value-type="float" office:value="2.81999999999982" calcext:value-type="float">
            <text:p>2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.5401" calcext:value-type="float">
            <text:p>-10.54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-3.269" calcext:value-type="float">
            <text:p>-3.269</text:p>
          </table:table-cell>
          <table:table-cell table:formula="of:=[.D9]-[.C9]" office:value-type="float" office:value="1" calcext:value-type="float">
            <text:p>1</text:p>
          </table:table-cell>
          <table:table-cell table:formula="of:=[.E9]-[.B$3]" office:value-type="float" office:value="-0.00418000000000029" calcext:value-type="float">
            <text:p>-0.00418</text:p>
          </table:table-cell>
          <table:table-cell table:formula="of:=[.G9]/[.F9]*1000" office:value-type="float" office:value="-4.18000000000029" calcext:value-type="float">
            <text:p>-4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887676" calcext:value-type="float">
            <text:p>-0.09</text:p>
          </table:table-cell>
          <table:table-cell office:value-type="float" office:value="-200" calcext:value-type="float">
            <text:p>-200</text:p>
          </table:table-cell>
          <table:table-cell office:value-type="float" office:value="-201" calcext:value-type="float">
            <text:p>-201</text:p>
          </table:table-cell>
          <table:table-cell office:value-type="float" office:value="-3.274" calcext:value-type="float">
            <text:p>-3.274</text:p>
          </table:table-cell>
          <table:table-cell table:formula="of:=[.D10]-[.C10]" office:value-type="float" office:value="-1" calcext:value-type="float">
            <text:p>-1</text:p>
          </table:table-cell>
          <table:table-cell table:formula="of:=[.E10]-[.B$3]" office:value-type="float" office:value="-0.00918000000000019" calcext:value-type="float">
            <text:p>-0.00918</text:p>
          </table:table-cell>
          <table:table-cell table:formula="of:=[.G10]/[.F10]*1000" office:value-type="float" office:value="9.18000000000019" calcext:value-type="float">
            <text:p>9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.97967" calcext:value-type="float">
            <text:p>-4.98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-3.273" calcext:value-type="float">
            <text:p>-3.273</text:p>
          </table:table-cell>
          <table:table-cell table:formula="of:=[.D11]-[.C11]" office:value-type="float" office:value="1" calcext:value-type="float">
            <text:p>1</text:p>
          </table:table-cell>
          <table:table-cell table:formula="of:=[.E11]-[.B$3]" office:value-type="float" office:value="-0.0081800000000003" calcext:value-type="float">
            <text:p>-0.00818</text:p>
          </table:table-cell>
          <table:table-cell table:formula="of:=[.G11]/[.F11]*1000" office:value-type="float" office:value="-8.1800000000003" calcext:value-type="float">
            <text:p>-8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1221" calcext:value-type="float">
            <text:p>-1.12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-3.263" calcext:value-type="float">
            <text:p>-3.263</text:p>
          </table:table-cell>
          <table:table-cell table:formula="of:=[.D12]-[.C12]" office:value-type="float" office:value="1" calcext:value-type="float">
            <text:p>1</text:p>
          </table:table-cell>
          <table:table-cell table:formula="of:=[.E12]-[.B$3]" office:value-type="float" office:value="0.00181999999999993" calcext:value-type="float">
            <text:p>0.00182</text:p>
          </table:table-cell>
          <table:table-cell table:formula="of:=[.G12]/[.F12]*1000" office:value-type="float" office:value="1.81999999999993" calcext:value-type="float">
            <text:p>1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4535" calcext:value-type="float">
            <text:p>19.45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-3.239" calcext:value-type="float">
            <text:p>-3.239</text:p>
          </table:table-cell>
          <table:table-cell table:formula="of:=[.D13]-[.C13]" office:value-type="float" office:value="1" calcext:value-type="float">
            <text:p>1</text:p>
          </table:table-cell>
          <table:table-cell table:formula="of:=[.E13]-[.B$3]" office:value-type="float" office:value="0.02582" calcext:value-type="float">
            <text:p>0.02582</text:p>
          </table:table-cell>
          <table:table-cell table:formula="of:=[.G13]/[.F13]*1000" office:value-type="float" office:value="25.82" calcext:value-type="float">
            <text:p>25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3844" calcext:value-type="float">
            <text:p>1.14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-3.258" calcext:value-type="float">
            <text:p>-3.258</text:p>
          </table:table-cell>
          <table:table-cell table:formula="of:=[.D14]-[.C14]" office:value-type="float" office:value="0.01" calcext:value-type="float">
            <text:p>0.01</text:p>
          </table:table-cell>
          <table:table-cell table:formula="of:=[.E14]-[.B$3]" office:value-type="float" office:value="0.00681999999999983" calcext:value-type="float">
            <text:p>0.00682</text:p>
          </table:table-cell>
          <table:table-cell table:formula="of:=[.G14]/[.F14]" office:value-type="float" office:value="0.681999999999982" calcext:value-type="float">
            <text:p>0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8941" calcext:value-type="float">
            <text:p>0.4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-3.251" calcext:value-type="float">
            <text:p>-3.251</text:p>
          </table:table-cell>
          <table:table-cell table:formula="of:=[.D15]-[.C15]" office:value-type="float" office:value="0.01" calcext:value-type="float">
            <text:p>0.01</text:p>
          </table:table-cell>
          <table:table-cell table:formula="of:=[.E15]-[.B$3]" office:value-type="float" office:value="0.0138199999999999" calcext:value-type="float">
            <text:p>0.01382</text:p>
          </table:table-cell>
          <table:table-cell table:formula="of:=[.G15]/[.F15]" office:value-type="float" office:value="1.38199999999999" calcext:value-type="float">
            <text:p>1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1089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-3.214" calcext:value-type="float">
            <text:p>-3.214</text:p>
          </table:table-cell>
          <table:table-cell table:formula="of:=[.D16]-[.C16]" office:value-type="float" office:value="0.01" calcext:value-type="float">
            <text:p>0.01</text:p>
          </table:table-cell>
          <table:table-cell table:formula="of:=[.E16]-[.B$3]" office:value-type="float" office:value="0.0508199999999999" calcext:value-type="float">
            <text:p>0.05082</text:p>
          </table:table-cell>
          <table:table-cell table:formula="of:=[.G16]/[.F16]" office:value-type="float" office:value="5.08199999999998" calcext:value-type="float">
            <text:p>5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7945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-3.242" calcext:value-type="float">
            <text:p>-3.242</text:p>
          </table:table-cell>
          <table:table-cell table:formula="of:=[.D17]-[.C17]" office:value-type="float" office:value="0.01" calcext:value-type="float">
            <text:p>0.01</text:p>
          </table:table-cell>
          <table:table-cell table:formula="of:=[.E17]-[.B$3]" office:value-type="float" office:value="0.0228199999999998" calcext:value-type="float">
            <text:p>0.02282</text:p>
          </table:table-cell>
          <table:table-cell table:formula="of:=[.G17]/[.F17]" office:value-type="float" office:value="2.28199999999998" calcext:value-type="float">
            <text:p>2.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21878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3.23" calcext:value-type="float">
            <text:p>-3.230</text:p>
          </table:table-cell>
          <table:table-cell table:formula="of:=[.D18]-[.C18]" office:value-type="float" office:value="0.02" calcext:value-type="float">
            <text:p>0.02</text:p>
          </table:table-cell>
          <table:table-cell table:formula="of:=[.E18]-[.B$3]" office:value-type="float" office:value="0.0348199999999998" calcext:value-type="float">
            <text:p>0.03482</text:p>
          </table:table-cell>
          <table:table-cell table:formula="of:=[.G18]/[.F18]" office:value-type="float" office:value="1.74099999999999" calcext:value-type="float">
            <text:p>1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2078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3.247" calcext:value-type="float">
            <text:p>-3.247</text:p>
          </table:table-cell>
          <table:table-cell table:formula="of:=[.D19]-[.C19]" office:value-type="float" office:value="0.02" calcext:value-type="float">
            <text:p>0.02</text:p>
          </table:table-cell>
          <table:table-cell table:formula="of:=[.E19]-[.B$3]" office:value-type="float" office:value="0.0178199999999999" calcext:value-type="float">
            <text:p>0.01782</text:p>
          </table:table-cell>
          <table:table-cell table:formula="of:=[.G19]/[.F19]" office:value-type="float" office:value="0.890999999999997" calcext:value-type="float">
            <text:p>0.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731004" calcext:value-type="float">
            <text:p>-0.7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3.279" calcext:value-type="float">
            <text:p>-3.279</text:p>
          </table:table-cell>
          <table:table-cell table:formula="of:=[.D20]-[.C20]" office:value-type="float" office:value="0.02" calcext:value-type="float">
            <text:p>0.02</text:p>
          </table:table-cell>
          <table:table-cell table:formula="of:=[.E20]-[.B$3]" office:value-type="float" office:value="-0.0141800000000001" calcext:value-type="float">
            <text:p>-0.01418</text:p>
          </table:table-cell>
          <table:table-cell table:formula="of:=[.G20]/[.F20]" office:value-type="float" office:value="-0.709000000000004" calcext:value-type="float">
            <text:p>-0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9596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3.227" calcext:value-type="float">
            <text:p>-3.227</text:p>
          </table:table-cell>
          <table:table-cell table:formula="of:=[.D21]-[.C21]" office:value-type="float" office:value="0.02" calcext:value-type="float">
            <text:p>0.02</text:p>
          </table:table-cell>
          <table:table-cell table:formula="of:=[.E21]-[.B$3]" office:value-type="float" office:value="0.03782" calcext:value-type="float">
            <text:p>0.03782</text:p>
          </table:table-cell>
          <table:table-cell table:formula="of:=[.G21]/[.F21]" office:value-type="float" office:value="1.891" calcext:value-type="float">
            <text:p>1.8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mme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or the most part the results are good, the objective function value is small, which makes things more difficult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6:12:15.209465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3:05:15.212564865</meta:creation-date>
    <dc:date>2018-10-24T16:33:10.969869682</dc:date>
    <meta:editing-duration>PT15M24S</meta:editing-duration>
    <meta:editing-cycles>4</meta:editing-cycles>
    <meta:generator>LibreOffice/6.0.6.2$Linux_X86_64 LibreOffice_project/00m0$Build-2</meta:generator>
    <meta:document-statistic meta:table-count="1" meta:cell-count="141" meta:object-count="0"/>
  </office:meta>
</office:document-meta>
</file>